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Heading_20_3">
      <style:paragraph-properties fo:break-before="auto" fo:line-height="120%" fo:margin-top="0.247cm" fo:margin-bottom="0.212cm" style:writing-mode="lr-tb"/>
    </style:style>
    <style:style style:name="T2_1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2_2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2_3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2_4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T3_127" style:family="text"/>
    <style:style style:name="T3_128" style:family="text"/>
    <style:style style:name="T3_129" style:family="text"/>
    <style:style style:name="T3_130" style:family="text"/>
    <style:style style:name="T3_131" style:family="text"/>
    <style:style style:name="T3_132" style:family="text"/>
    <style:style style:name="T3_133" style:family="text"/>
    <style:style style:name="T3_134" style:family="text"/>
    <style:style style:name="T3_135" style:family="text"/>
    <style:style style:name="T3_136" style:family="text"/>
    <style:style style:name="T3_137" style:family="text"/>
    <style:style style:name="T3_138" style:family="text"/>
    <style:style style:name="T3_139" style:family="text"/>
    <style:style style:name="T3_140" style:family="text"/>
    <style:style style:name="T3_141" style:family="text"/>
    <style:style style:name="T3_142" style:family="text"/>
    <style:style style:name="T3_143" style:family="text"/>
    <style:style style:name="T3_144" style:family="text"/>
    <style:style style:name="T3_145" style:family="text"/>
    <style:style style:name="T3_146" style:family="text"/>
    <style:style style:name="T3_147" style:family="text"/>
    <style:style style:name="T3_148" style:family="text"/>
    <style:style style:name="T3_149" style:family="text"/>
    <style:style style:name="T3_150" style:family="text"/>
    <style:style style:name="T3_151" style:family="text"/>
    <style:style style:name="T3_152" style:family="text"/>
    <style:style style:name="T3_153" style:family="text"/>
    <style:style style:name="T3_154" style:family="text"/>
    <style:style style:name="T3_155" style:family="text"/>
    <style:style style:name="T3_156" style:family="text"/>
    <style:style style:name="T3_157" style:family="text"/>
    <style:style style:name="T3_158" style:family="text"/>
    <style:style style:name="T3_159" style:family="text"/>
    <style:style style:name="T3_160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/>
    </style:style>
    <style:style style:name="T5_2" style:family="text">
      <style:text-properties fo:font-weight="bold" style:font-weight-asian="bold" style:font-weight-complex="bold"/>
    </style:style>
    <style:style style:name="T5_3" style:family="text">
      <style:text-properties fo:font-weight="bold" style:font-weight-asian="bold" style:font-weight-complex="bold"/>
    </style:style>
    <style:style style:name="T5_4" style:family="text">
      <style:text-properties fo:font-weight="bold" style:font-weight-asian="bold" style:font-weight-complex="bold"/>
    </style:style>
    <style:style style:name="T5_5" style:family="text">
      <style:text-properties fo:font-weight="bold" style:font-weight-asian="bold" style:font-weight-complex="bold"/>
    </style:style>
    <style:style style:name="T5_6" style:family="text">
      <style:text-properties fo:font-weight="bold" style:font-weight-asian="bold" style:font-weight-complex="bold"/>
    </style:style>
    <style:style style:name="T5_7" style:family="text">
      <style:text-properties fo:font-weight="bold" style:font-weight-asian="bold" style:font-weight-complex="bold"/>
    </style:style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>
      <style:text-properties fo:font-weight="bold" style:font-weight-asian="bold" style:font-weight-complex="bold"/>
    </style:style>
    <style:style style:name="T5_80" style:family="text">
      <style:text-properties fo:font-weight="bold" style:font-weight-asian="bold" style:font-weight-complex="bold"/>
    </style:style>
    <style:style style:name="T5_81" style:family="text">
      <style:text-properties fo:font-weight="bold" style:font-weight-asian="bold" style:font-weight-complex="bold"/>
    </style:style>
    <style:style style:name="T5_82" style:family="text">
      <style:text-properties fo:font-weight="bold" style:font-weight-asian="bold" style:font-weight-complex="bold"/>
    </style:style>
    <style:style style:name="T5_83" style:family="text">
      <style:text-properties fo:font-weight="bold" style:font-weight-asian="bold" style:font-weight-complex="bold"/>
    </style:style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P8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ext:h text:style-name="P2" text:outline-level="10"><text:bookmark-start text:name="h.6jfdveftpikv"/><text:bookmark-end text:name="h.6jfdveftpikv"/><text:span text:style-name="T2_1">2.11.<text:s/></text:span><text:span text:style-name="T2_2">modo</text:span><text:span text:style-name="T2_3"><text:s/></text:span><text:span text:style-name="T2_4">flotante</text:span></text:h>
      <text:p text:style-name="P3"><text:span text:style-name="T3_1">el</text:span><text:span text:style-name="T3_2"><text:s/></text:span><text:span text:style-name="T3_3">modo</text:span><text:span text:style-name="T3_4"><text:s/></text:span><text:span text:style-name="T3_5">flotante</text:span><text:span text:style-name="T3_6"><text:s/></text:span><text:span text:style-name="T3_7">es</text:span><text:span text:style-name="T3_8"><text:s/></text:span><text:span text:style-name="T3_9">lo</text:span><text:span text:style-name="T3_10"><text:s/></text:span><text:span text:style-name="T3_11">opuesto</text:span><text:span text:style-name="T3_12"><text:s/></text:span><text:span text:style-name="T3_13">al</text:span><text:span text:style-name="T3_14"><text:s/></text:span><text:span text:style-name="T3_15">modo</text:span><text:span text:style-name="T3_16"><text:s/></text:span><text:span text:style-name="T3_17">de</text:span><text:span text:style-name="T3_18"><text:s/></text:span><text:span text:style-name="T3_19">mosaico</text:span><text:span text:style-name="T3_20">.<text:s/></text:span><text:span text:style-name="T3_21">La</text:span><text:span text:style-name="T3_22"><text:s/></text:span><text:span text:style-name="T3_23">posición</text:span><text:span text:style-name="T3_24"><text:s/></text:span><text:span text:style-name="T3_25">y</text:span><text:span text:style-name="T3_26"><text:s/></text:span><text:span text:style-name="T3_27">el</text:span><text:span text:style-name="T3_28"><text:s/></text:span><text:span text:style-name="T3_29">tamaño</text:span><text:span text:style-name="T3_30"><text:s/></text:span><text:span text:style-name="T3_31">de</text:span><text:span text:style-name="T3_32"><text:s/></text:span><text:span text:style-name="T3_33">una</text:span><text:span text:style-name="T3_34"><text:s/></text:span><text:span text:style-name="T3_35">ventana</text:span><text:span text:style-name="T3_36"><text:s/></text:span><text:span text:style-name="T3_37">no</text:span><text:span text:style-name="T3_38"><text:s/></text:span><text:span text:style-name="T3_39">se</text:span><text:span text:style-name="T3_40"><text:s/></text:span><text:span text:style-name="T3_41">gestionan</text:span><text:span text:style-name="T3_42"><text:s/></text:span><text:span text:style-name="T3_43">automáticamente</text:span><text:span text:style-name="T3_44"><text:s/></text:span><text:span text:style-name="T3_45">por</text:span><text:span text:style-name="T3_46"><text:s/></text:span><text:span text:style-name="T3_47">i</text:span><text:span text:style-name="T3_48">3,<text:s/></text:span><text:span text:style-name="T3_49">pero</text:span><text:span text:style-name="T3_50"><text:s/></text:span><text:span text:style-name="T3_51">manualmente</text:span><text:span text:style-name="T3_52"><text:s/></text:span><text:span text:style-name="T3_53">por</text:span><text:span text:style-name="T3_54"><text:s/></text:span><text:span text:style-name="T3_55">ti</text:span><text:span text:style-name="T3_56">.<text:s/></text:span><text:span text:style-name="T3_57">Al</text:span><text:span text:style-name="T3_58"><text:s/></text:span><text:span text:style-name="T3_59">utilizar</text:span><text:span text:style-name="T3_60"><text:s/></text:span><text:span text:style-name="T3_61">este</text:span><text:span text:style-name="T3_62"><text:s/></text:span><text:span text:style-name="T3_63">modo</text:span><text:span text:style-name="T3_64">,<text:s/></text:span><text:span text:style-name="T3_65">viola</text:span><text:span text:style-name="T3_66"><text:s/></text:span><text:span text:style-name="T3_67">el</text:span><text:span text:style-name="T3_68"><text:s/></text:span><text:span text:style-name="T3_69">paradigma</text:span><text:span text:style-name="T3_70"><text:s/></text:span><text:span text:style-name="T3_71">de</text:span><text:span text:style-name="T3_72"><text:s/></text:span><text:span text:style-name="T3_73">mosaico</text:span><text:span text:style-name="T3_74">,<text:s/></text:span><text:span text:style-name="T3_75">pero</text:span><text:span text:style-name="T3_76"><text:s/></text:span><text:span text:style-name="T3_77">puede</text:span><text:span text:style-name="T3_78"><text:s/></text:span><text:span text:style-name="T3_79">ser</text:span><text:span text:style-name="T3_80"><text:s/></text:span><text:span text:style-name="T3_81">útil</text:span><text:span text:style-name="T3_82"><text:s/></text:span><text:span text:style-name="T3_83">para</text:span><text:span text:style-name="T3_84"><text:s/></text:span><text:span text:style-name="T3_85">algunos</text:span><text:span text:style-name="T3_86"><text:s/></text:span><text:span text:style-name="T3_87">casos</text:span><text:span text:style-name="T3_88"><text:s/></text:span><text:span text:style-name="T3_89">en</text:span><text:span text:style-name="T3_90"><text:s/></text:span><text:span text:style-name="T3_91">donde</text:span><text:span text:style-name="T3_92"><text:s/></text:span><text:span text:style-name="T3_93">en</text:span><text:span text:style-name="T3_94"><text:s/></text:span><text:span text:style-name="T3_95">la</text:span><text:span text:style-name="T3_96"><text:s text:c="2"/></text:span><text:span text:style-name="T3_97">esquina</text:span><text:span text:style-name="T3_98"><text:s/></text:span><text:span text:style-name="T3_99">esta</text:span><text:span text:style-name="T3_100"><text:s/>"</text:span><text:span text:style-name="T3_101">Guardar</text:span><text:span text:style-name="T3_102"><text:s/></text:span><text:span text:style-name="T3_103">como</text:span><text:span text:style-name="T3_104">",<text:s/></text:span><text:span text:style-name="T3_105">ventanas</text:span><text:span text:style-name="T3_106"><text:s/></text:span><text:span text:style-name="T3_107">de</text:span><text:span text:style-name="T3_108"><text:s/></text:span><text:span text:style-name="T3_109">diálogo</text:span><text:span text:style-name="T3_110"><text:s/></text:span><text:span text:style-name="T3_111">o</text:span><text:span text:style-name="T3_112"><text:s/></text:span><text:span text:style-name="T3_113">ventanas</text:span><text:span text:style-name="T3_114"><text:s/></text:span><text:span text:style-name="T3_115">de</text:span><text:span text:style-name="T3_116"><text:s/></text:span><text:span text:style-name="T3_117">la</text:span><text:span text:style-name="T3_118"><text:s/></text:span><text:span text:style-name="T3_119">barra</text:span><text:span text:style-name="T3_120"><text:s/></text:span><text:span text:style-name="T3_121">de</text:span><text:span text:style-name="T3_122"><text:s/></text:span><text:span text:style-name="T3_123">herramientas</text:span><text:span text:style-name="T3_124"><text:s/>(</text:span><text:span text:style-name="T3_125">GIMP</text:span><text:span text:style-name="T3_126"><text:s/></text:span><text:span text:style-name="T3_127">o</text:span><text:span text:style-name="T3_128"><text:s/></text:span><text:span text:style-name="T3_129">similar</text:span><text:span text:style-name="T3_130">).<text:s/></text:span><text:span text:style-name="T3_131">Esas</text:span><text:span text:style-name="T3_132"><text:s/></text:span><text:span text:style-name="T3_133">ventanas</text:span><text:span text:style-name="T3_134"><text:s/></text:span><text:span text:style-name="T3_135">suelen</text:span><text:span text:style-name="T3_136"><text:s/></text:span><text:span text:style-name="T3_137">establecer</text:span><text:span text:style-name="T3_138"><text:s/></text:span><text:span text:style-name="T3_139">la</text:span><text:span text:style-name="T3_140"><text:s/></text:span><text:span text:style-name="T3_141">pista</text:span><text:span text:style-name="T3_142"><text:s/></text:span><text:span text:style-name="T3_143">apropiada</text:span><text:span text:style-name="T3_144"><text:s/></text:span><text:span text:style-name="T3_145">y</text:span><text:span text:style-name="T3_146"><text:s/></text:span><text:span text:style-name="T3_147">se</text:span><text:span text:style-name="T3_148"><text:s/></text:span><text:span text:style-name="T3_149">abren</text:span><text:span text:style-name="T3_150"><text:s/></text:span><text:span text:style-name="T3_151">en</text:span><text:span text:style-name="T3_152"><text:s/></text:span><text:span text:style-name="T3_153">modo</text:span><text:span text:style-name="T3_154"><text:s/></text:span><text:span text:style-name="T3_155">flotante</text:span><text:span text:style-name="T3_156"><text:s/></text:span><text:span text:style-name="T3_157">por</text:span><text:span text:style-name="T3_158"><text:s/></text:span><text:span text:style-name="T3_159">defecto</text:span><text:span text:style-name="T3_160">.</text:span></text:p>
      <text:p text:style-name="P4"><text:span text:style-name="T4_1">Puede</text:span><text:span text:style-name="T4_2"><text:s/></text:span><text:span text:style-name="T4_3">activar</text:span><text:span text:style-name="T4_4"><text:s/></text:span><text:span text:style-name="T4_5">o</text:span><text:span text:style-name="T4_6"><text:s/></text:span><text:span text:style-name="T4_7">desactivar</text:span><text:span text:style-name="T4_8"><text:s/></text:span><text:span text:style-name="T4_9">el</text:span><text:span text:style-name="T4_10"><text:s/></text:span><text:span text:style-name="T4_11">modo</text:span><text:span text:style-name="T4_12"><text:s/></text:span><text:span text:style-name="T4_13">flotante</text:span><text:span text:style-name="T4_14"><text:s/></text:span><text:span text:style-name="T4_15">para</text:span><text:span text:style-name="T4_16"><text:s/></text:span><text:span text:style-name="T4_17">una</text:span><text:span text:style-name="T4_18"><text:s/></text:span><text:span text:style-name="T4_19">ventana</text:span><text:span text:style-name="T4_20"><text:s/></text:span><text:span text:style-name="T4_21">se</text:span><text:span text:style-name="T4_22"><text:s/></text:span><text:span text:style-name="T4_23">debe</text:span><text:span text:style-name="T4_24"><text:s/></text:span><text:span text:style-name="T4_25">pulsar</text:span><text:span text:style-name="T4_26"><text:s/></text:span></text:p>
      <text:p text:style-name="P5"><text:span text:style-name="T5_1">$</text:span><text:span text:style-name="T5_2">mod</text:span><text:span text:style-name="T5_3">+</text:span><text:span text:style-name="T5_4">Shift</text:span><text:span text:style-name="T5_5">+<text:s/></text:span><text:span text:style-name="T5_6">Espacio</text:span><text:span text:style-name="T5_7">.</text:span><text:span text:style-name="T5_8"><text:s/></text:span><text:span text:style-name="T5_9">Al</text:span><text:span text:style-name="T5_10"><text:s/></text:span><text:span text:style-name="T5_11">arrastrar</text:span><text:span text:style-name="T5_12"><text:s/></text:span><text:span text:style-name="T5_13">la</text:span><text:span text:style-name="T5_14"><text:s/></text:span><text:span text:style-name="T5_15">barra</text:span><text:span text:style-name="T5_16"><text:s/></text:span><text:span text:style-name="T5_17">de</text:span><text:span text:style-name="T5_18"><text:s/></text:span><text:span text:style-name="T5_19">título</text:span><text:span text:style-name="T5_20"><text:s/></text:span><text:span text:style-name="T5_21">de</text:span><text:span text:style-name="T5_22"><text:s/></text:span><text:span text:style-name="T5_23">la</text:span><text:span text:style-name="T5_24"><text:s/></text:span><text:span text:style-name="T5_25">ventana</text:span><text:span text:style-name="T5_26"><text:s/></text:span><text:span text:style-name="T5_27">con</text:span><text:span text:style-name="T5_28"><text:s/></text:span><text:span text:style-name="T5_29">el</text:span><text:span text:style-name="T5_30"><text:s/></text:span><text:span text:style-name="T5_31">ratón</text:span><text:span text:style-name="T5_32"><text:s/></text:span><text:span text:style-name="T5_33">se</text:span><text:span text:style-name="T5_34"><text:s/></text:span><text:span text:style-name="T5_35">puede</text:span><text:span text:style-name="T5_36"><text:s/></text:span><text:span text:style-name="T5_37">mover</text:span><text:span text:style-name="T5_38"><text:s/></text:span><text:span text:style-name="T5_39">la</text:span><text:span text:style-name="T5_40"><text:s/></text:span><text:span text:style-name="T5_41">ventana</text:span><text:span text:style-name="T5_42"><text:s/></text:span><text:span text:style-name="T5_43">alrededor</text:span><text:span text:style-name="T5_44"><text:s/></text:span><text:span text:style-name="T5_45">y</text:span><text:span text:style-name="T5_46"><text:s text:c="2"/></text:span><text:span text:style-name="T5_47">se</text:span><text:span text:style-name="T5_48"><text:s/></text:span><text:span text:style-name="T5_49">puede</text:span><text:span text:style-name="T5_50"><text:s/></text:span><text:span text:style-name="T5_51">cambiar</text:span><text:span text:style-name="T5_52"><text:s/></text:span><text:span text:style-name="T5_53">el</text:span><text:span text:style-name="T5_54"><text:s/></text:span><text:span text:style-name="T5_55">tamaño</text:span><text:span text:style-name="T5_56"><text:s/></text:span><text:span text:style-name="T5_57">de</text:span><text:span text:style-name="T5_58"><text:s/></text:span><text:span text:style-name="T5_59">la</text:span><text:span text:style-name="T5_60"><text:s/></text:span><text:span text:style-name="T5_61">ventana</text:span><text:span text:style-name="T5_62">.<text:s/></text:span><text:span text:style-name="T5_63">También</text:span><text:span text:style-name="T5_64"><text:s/></text:span><text:span text:style-name="T5_65">puede</text:span><text:span text:style-name="T5_66"><text:s/></text:span><text:span text:style-name="T5_67">hacerlo</text:span><text:span text:style-name="T5_68"><text:s/></text:span><text:span text:style-name="T5_69">mediante</text:span><text:span text:style-name="T5_70"><text:s/></text:span><text:span text:style-name="T5_71">el</text:span><text:span text:style-name="T5_72"><text:s/></text:span><text:span text:style-name="T5_73">uso</text:span><text:span text:style-name="T5_74"><text:s/></text:span><text:span text:style-name="T5_75">de</text:span><text:span text:style-name="T5_76"><text:s/></text:span><text:span text:style-name="T5_77">la</text:span><text:span text:style-name="T5_78"><text:s/></text:span><text:span text:style-name="T5_79">[</text:span><text:span text:style-name="T5_80">floating</text:span><text:span text:style-name="T5_81">_</text:span><text:span text:style-name="T5_82">modifier</text:span><text:span text:style-name="T5_83">].</text:span><text:span text:style-name="T5_84"><text:s/></text:span><text:span text:style-name="T5_85">Otra</text:span><text:span text:style-name="T5_86"><text:s/></text:span><text:span text:style-name="T5_87">forma</text:span><text:span text:style-name="T5_88"><text:s/></text:span><text:span text:style-name="T5_89">de</text:span><text:span text:style-name="T5_90"><text:s/></text:span><text:span text:style-name="T5_91">cambiar</text:span><text:span text:style-name="T5_92"><text:s/></text:span><text:span text:style-name="T5_93">el</text:span><text:span text:style-name="T5_94"><text:s/></text:span><text:span text:style-name="T5_95">tamaño</text:span><text:span text:style-name="T5_96"><text:s/></text:span><text:span text:style-name="T5_97">de</text:span><text:span text:style-name="T5_98"><text:s/></text:span><text:span text:style-name="T5_99">las</text:span><text:span text:style-name="T5_100"><text:s/></text:span><text:span text:style-name="T5_101">ventanas</text:span><text:span text:style-name="T5_102"><text:s/></text:span><text:span text:style-name="T5_103">flotantes</text:span><text:span text:style-name="T5_104"><text:s/></text:span><text:span text:style-name="T5_105">es</text:span><text:span text:style-name="T5_106"><text:s/></text:span><text:span text:style-name="T5_107">utilizando</text:span><text:span text:style-name="T5_108"><text:s/></text:span><text:span text:style-name="T5_109">el</text:span><text:span text:style-name="T5_110"><text:s/></text:span><text:span text:style-name="T5_111">ratón</text:span><text:span text:style-name="T5_112"><text:s/>,<text:s/></text:span><text:span text:style-name="T5_113">hacer</text:span><text:span text:style-name="T5_114"><text:s/></text:span><text:span text:style-name="T5_115">clic</text:span><text:span text:style-name="T5_116"><text:s/></text:span><text:span text:style-name="T5_117">derecho</text:span><text:span text:style-name="T5_118"><text:s/></text:span><text:span text:style-name="T5_119">sobre</text:span><text:span text:style-name="T5_120"><text:s/></text:span><text:span text:style-name="T5_121">la</text:span><text:span text:style-name="T5_122"><text:s/></text:span><text:span text:style-name="T5_123">barra</text:span><text:span text:style-name="T5_124"><text:s/></text:span><text:span text:style-name="T5_125">de</text:span><text:span text:style-name="T5_126"><text:s/></text:span><text:span text:style-name="T5_127">título</text:span><text:span text:style-name="T5_128"><text:s/></text:span><text:span text:style-name="T5_129">y</text:span><text:span text:style-name="T5_130"><text:s/></text:span><text:span text:style-name="T5_131">arrastrar</text:span><text:span text:style-name="T5_132">.</text:span></text:p>
      <text:p text:style-name="P6"><text:span text:style-name="T6_1">Para</text:span><text:span text:style-name="T6_2"><text:s/></text:span><text:span text:style-name="T6_3">cambiar</text:span><text:span text:style-name="T6_4"><text:s/></text:span><text:span text:style-name="T6_5">el</text:span><text:span text:style-name="T6_6"><text:s/></text:span><text:span text:style-name="T6_7">tamaño</text:span><text:span text:style-name="T6_8"><text:s/></text:span><text:span text:style-name="T6_9">de</text:span><text:span text:style-name="T6_10"><text:s/></text:span><text:span text:style-name="T6_11">las</text:span><text:span text:style-name="T6_12"><text:s/></text:span><text:span text:style-name="T6_13">ventanas</text:span><text:span text:style-name="T6_14"><text:s/></text:span><text:span text:style-name="T6_15">flotantes</text:span><text:span text:style-name="T6_16"><text:s/></text:span><text:span text:style-name="T6_17">con</text:span><text:span text:style-name="T6_18"><text:s/></text:span><text:span text:style-name="T6_19">su</text:span><text:span text:style-name="T6_20"><text:s/></text:span><text:span text:style-name="T6_21">teclado</text:span><text:span text:style-name="T6_22">,<text:s/></text:span><text:span text:style-name="T6_23">ver</text:span><text:span text:style-name="T6_24"><text:s/></text:span><text:span text:style-name="T6_25">el</text:span><text:span text:style-name="T6_26"><text:s/></text:span><text:span text:style-name="T6_27">modo</text:span><text:span text:style-name="T6_28"><text:s/></text:span><text:span text:style-name="T6_29">de</text:span><text:span text:style-name="T6_30"><text:s/></text:span><text:span text:style-name="T6_31">enlace</text:span><text:span text:style-name="T6_32"><text:s/></text:span><text:span text:style-name="T6_33">de</text:span><text:span text:style-name="T6_34"><text:s/></text:span><text:span text:style-name="T6_35">cambio</text:span><text:span text:style-name="T6_36"><text:s/></text:span><text:span text:style-name="T6_37">de</text:span><text:span text:style-name="T6_38"><text:s/></text:span><text:span text:style-name="T6_39">tamaño</text:span><text:span text:style-name="T6_40"><text:s/></text:span><text:span text:style-name="T6_41">proporcionado</text:span><text:span text:style-name="T6_42"><text:s/></text:span><text:span text:style-name="T6_43">por</text:span><text:span text:style-name="T6_44"><text:s/></text:span><text:span text:style-name="T6_45">la</text:span><text:span text:style-name="T6_46"><text:s/></text:span><text:span text:style-name="T6_47">configuración</text:span><text:span text:style-name="T6_48"><text:s/></text:span><text:span text:style-name="T6_49">por</text:span><text:span text:style-name="T6_50"><text:s/></text:span><text:span text:style-name="T6_51">defecto</text:span><text:span text:style-name="T6_52"><text:s/></text:span><text:span text:style-name="T6_53">i</text:span><text:span text:style-name="T6_54">3.</text:span></text:p>
      <text:p text:style-name="P7"><text:span text:style-name="T7_1">Las</text:span><text:span text:style-name="T7_2"><text:s/></text:span><text:span text:style-name="T7_3">ventanas</text:span><text:span text:style-name="T7_4"><text:s/></text:span><text:span text:style-name="T7_5">flotantes</text:span><text:span text:style-name="T7_6"><text:s/></text:span><text:span text:style-name="T7_7">estan</text:span><text:span text:style-name="T7_8"><text:s text:c="2"/></text:span><text:span text:style-name="T7_9">siempre</text:span><text:span text:style-name="T7_10"><text:s/></text:span><text:span text:style-name="T7_11">en</text:span><text:span text:style-name="T7_12"><text:s/></text:span><text:span text:style-name="T7_13">la</text:span><text:span text:style-name="T7_14"><text:s/></text:span><text:span text:style-name="T7_15">parte</text:span><text:span text:style-name="T7_16"><text:s/></text:span><text:span text:style-name="T7_17">superior</text:span><text:span text:style-name="T7_18"><text:s/></text:span><text:span text:style-name="T7_19">de</text:span><text:span text:style-name="T7_20"><text:s/></text:span><text:span text:style-name="T7_21">las</text:span><text:span text:style-name="T7_22"><text:s/></text:span><text:span text:style-name="T7_23">ventanas</text:span><text:span text:style-name="T7_24"><text:s/></text:span><text:span text:style-name="T7_25">de</text:span><text:span text:style-name="T7_26"><text:s/></text:span><text:span text:style-name="T7_27">mosaico</text:span><text:span text:style-name="T7_28">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